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46bc" officeooo:paragraph-rsid="000746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-net:</text:p>
      <text:p text:style-name="Standard">[[ 9. <text:s/>0. <text:s/>1.]</text:p>
      <text:p text:style-name="Standard"><text:s/>[ 0. 26. <text:s/>0.]</text:p>
      <text:p text:style-name="Standard"><text:s/>[ 1. <text:s/>1. 68.]]</text:p>
      <text:p text:style-name="Standard">[INFO: logging.py: <text:s text:c="2"/>67]: json_stats: {"split": "test_final", "top1_acc": "97.17"}</text:p>
      <text:p text:style-name="Standard"/>
      <text:p text:style-name="P1">Data-Real: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3:39:24.347999434</meta:creation-date>
    <dc:date>2020-04-05T13:40:20.147594398</dc:date>
    <meta:editing-duration>PT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2" meta:character-count="144" meta:non-whitespace-character-count="120"/>
  </office:meta>
</office:document-meta>
</file>